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tillium Web" svg:font-family="'Titillium Web', sans-serif"/>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FreeSans1" fo:font-size="11pt" style:font-size-asian="11pt" style:font-size-complex="11p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ans1" fo:font-size="11pt" fo:font-style="normal" style:text-underline-style="none" fo:font-weight="normal" style:text-blinking="false" fo:background-color="transparent" style:font-size-asian="11pt" style:font-size-complex="11pt"/>
    </style:style>
    <style:style style:name="P3"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FreeSans1" fo:font-size="11pt" fo:font-style="normal" style:text-underline-style="none" fo:font-weight="bold" style:text-blinking="false" fo:background-color="transparent" style:font-size-asian="11pt" style:font-size-complex="11pt"/>
    </style:style>
    <style:style style:name="P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FreeSans1" fo:font-size="11pt" fo:font-style="italic" style:text-underline-style="none" fo:font-weight="normal" style:text-blinking="false" fo:background-color="transparent" style:font-size-asian="11pt" style:font-style-asian="italic" style:font-size-complex="11pt" style:font-style-complex="italic"/>
    </style:style>
    <style:style style:name="P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FreeSans1" fo:font-size="11pt" fo:font-style="italic" style:text-underline-style="none" fo:font-weight="bold" style:text-blinking="false" fo:background-color="transparent" style:font-size-asian="11pt" style:font-size-complex="11pt"/>
    </style:style>
    <style:style style:name="P6" style:family="paragraph" style:parent-style-name="Text_20_body">
      <style:paragraph-properties fo:margin-top="0cm" fo:margin-bottom="0cm" loext:contextual-spacing="false" fo:line-height="120%" fo:text-align="center" style:justify-single-word="false" style:writing-mode="lr-tb"/>
    </style:style>
    <style:style style:name="P7" style:family="paragraph" style:parent-style-name="Text_20_body">
      <style:paragraph-properties fo:margin-top="0cm" fo:margin-bottom="0cm" loext:contextual-spacing="false" fo:line-height="120%" style:writing-mode="lr-tb"/>
      <style:text-properties style:font-name="FreeSans1" fo:font-size="11pt" officeooo:paragraph-rsid="00117aea" style:font-size-asian="11pt" style:font-size-complex="11pt"/>
    </style:style>
    <style:style style:name="P8" style:family="paragraph" style:parent-style-name="Text_20_body">
      <style:paragraph-properties fo:margin-top="0cm" fo:margin-bottom="0cm" loext:contextual-spacing="false" fo:line-height="138%" style:writing-mode="lr-tb"/>
      <style:text-properties style:font-name="FreeSans1" fo:font-size="11pt" style:font-size-asian="11pt" style:font-size-complex="11pt"/>
    </style:style>
    <style:style style:name="P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FreeSans1" fo:font-size="11pt" fo:font-style="normal" style:text-underline-style="none" fo:font-weight="normal" style:text-blinking="false" fo:background-color="transparent" style:font-size-asian="11pt" style:font-size-complex="11pt"/>
    </style:style>
    <style:style style:name="T1" style:family="text">
      <style:text-properties fo:font-variant="normal" fo:text-transform="none" fo:color="#000000" style:text-line-through-style="none" style:text-line-through-type="none" style:font-name="Titillium Web"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tillium Web" fo:font-size="11.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tillium Web" fo:font-size="11.5pt" fo:font-style="normal" style:text-underline-style="none" fo:font-weight="normal" officeooo:rsid="00117aea" style:text-blinking="false" fo:background-color="transparent" loext:char-shading-value="0"/>
    </style:style>
    <style:style style:name="T4" style:family="text">
      <style:text-properties fo:font-variant="normal" fo:text-transform="none" fo:color="#000000" style:text-line-through-style="none" style:text-line-through-type="none" style:font-name="Titillium Web" fo:font-size="10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ize="11.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1.5pt" fo:font-style="normal" style:text-underline-style="none" fo:font-weight="normal" officeooo:rsid="00117aea"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0pt" fo:font-style="normal" style:text-underline-style="none" fo:font-weight="normal" officeooo:rsid="00117aea"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officeooo:rsid="00117aea" style:text-blinking="false" fo:background-color="transparent" loext:char-shading-value="0"/>
    </style:style>
    <style:style style:name="T13" style:family="text">
      <style:text-properties fo:font-variant="normal" fo:text-transform="none" fo:color="#000000" style:text-line-through-style="none" style:text-line-through-type="none" style:font-name="FreeSans1" fo:font-size="11pt" fo:font-style="normal" style:text-underline-style="none" fo:font-weight="bold" style:text-blinking="false" fo:background-color="transparent" loext:char-shading-value="0" style:font-size-asian="11pt" style:font-size-complex="11pt"/>
    </style:style>
    <style:style style:name="T14" style:family="text">
      <style:text-properties fo:font-variant="normal" fo:text-transform="none" fo:color="#000000" style:text-line-through-style="none" style:text-line-through-type="none" style:font-name="FreeSans1" fo:font-size="11pt" fo:font-style="normal" style:text-underline-style="none" fo:font-weight="bold" officeooo:rsid="00117aea" style:text-blinking="false" fo:background-color="transparent" loext:char-shading-value="0" style:font-size-asian="11pt" style:font-size-complex="11pt"/>
    </style:style>
    <style:style style:name="T15" style:family="text">
      <style:text-properties fo:font-variant="normal" fo:text-transform="none" fo:color="#000000" style:text-line-through-style="none" style:text-line-through-type="none" style:font-name="FreeSans" fo:font-size="11pt" fo:font-style="normal" style:text-underline-style="none" fo:font-weight="bold" officeooo:rsid="00117aea" style:text-blinking="false" fo:background-color="transparent" loext:char-shading-value="0" style:font-size-asian="11pt" style:font-size-complex="11pt"/>
    </style:style>
    <style:style style:name="T16" style:family="text">
      <style:text-properties officeooo:rsid="00117aea"/>
    </style:style>
    <style:style style:name="T17" style:family="text">
      <style:text-properties fo:font-weight="bold" style:font-weight-asian="bold" style:font-weight-complex="bold"/>
    </style:style>
    <style:style style:name="T18" style:family="text">
      <style:text-properties style:font-name="FreeSans1"/>
    </style:style>
    <style:style style:name="T19"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da32f3ae-7fff-828b-a006-b2bf767162bd"/>Al Ministero della salute, Direzione generale della digitalizzazione del sistema informativo sanitario e della statistica <text:span text:style-name="T17">dgsi@postacert.sanita.it</text:span></text:p>
      <text:p text:style-name="P4">Oggetto: Dichiarazione sostitutiva per pubblicazione libreria/SDK &lt;nome_soluzione&gt; di verifica Certificazioni Verdi Covid</text:p>
      <text:p text:style-name="P1"/>
      <text:p text:style-name="P3">DICHIARAZIONE SOSTITUTIVA DELL’ATTO DI NOTORIETA’</text:p>
      <text:p text:style-name="P3">(art. 47 D.P.R. 28 dicembre 2000 n. 445 e s.m.i.)</text:p>
      <text:p text:style-name="P7"><text:span text:style-name="T11">Il/La sottoscritt________________________ nato il___________ a______________________________( ___), residente in _____________________ ( ________) V</text:span><text:span text:style-name="T12">i</text:span><text:span text:style-name="T11">a________________________ documento __________________nr. _____________________, rilasciato da _____________________in data______________, </text:span></text:p>
      <text:p text:style-name="P7"><text:span text:style-name="T11">in qualità di titolare/responsabile/altro________________________________</text:span></text:p>
      <text:p text:style-name="P8"><text:span text:style-name="T11">della libreria SDK denominata ____________________________</text:span></text:p>
      <text:p text:style-name="P1"/>
      <text:p text:style-name="P6"><text:span text:style-name="T13">DICHIARA SOTTO LA PROPRIA RESPONSABILIT</text:span><text:span text:style-name="T15">À</text:span></text:p>
      <text:p text:style-name="P5">ai sensi e per gli effetti 76 del D.P.R. 445/2000 e s.m.i., consapevole della responsabilità e delle conseguenze civili e penali previste in caso di rilascio di dichiarazioni mendaci e/o formazione di atti falsi e/o uso degli stessi nonché della decadenza dai benefici eventualmente conseguiti:</text:p>
      <text:p text:style-name="P2">che tale libreria SDK:</text:p>
      <text:list xml:id="list2150755851" text:style-name="L1">
        <text:list-item>
          <text:p text:style-name="P9">risulta essere conforme ai requisiti minimi di cui al <text:span text:style-name="T19">DPCM 12 ottobre 2021</text:span>;</text:p>
        </text:list-item>
        <text:list-item>
          <text:p text:style-name="P9">risulta essere conforme alle specifiche tecniche evidenziate al <text:span text:style-name="T19">DPCM 12 ottobre 2021</text:span>;</text:p>
        </text:list-item>
        <text:list-item>
          <text:p text:style-name="P9">sarà costantemente aggiornato in relazione  a eventuali modifiche delle disposizione che ne regolano il funzionamento;</text:p>
        </text:list-item>
        <text:list-item>
          <text:p text:style-name="P9">non trasmette né memorizza il QR code, le informazioni in esso contenute e l’esito della verifica via rete esternamente al dispositivo di verifica;</text:p>
        </text:list-item>
        <text:list-item>
          <text:p text:style-name="P9">è utilizzata all’interno della propria implementazione (applicazione mobile, applicazione per controllo degli accessi perimetrali) esclusivamente secondo le modalità indicate al punto 2 dell’Allegato H del DPCM 12 ottobre 2021, ovvero nella sezione “VERIFICA CERTIFICAZIONE VERDE COVID-19 TRAMITE SDK”</text:p>
        </text:list-item>
        <text:list-item>
          <text:p text:style-name="P9">interroga i servizi di backend correttamente e con una frequenza allineata ai parametri di VerificaC19, ovvero secondo la seguente cadenza (indicare endpoint e frequenza delle chiamate HTTP): ______________</text:p>
        </text:list-item>
      </text:list>
      <text:p text:style-name="P1"/>
      <text:p text:style-name="P8"><text:span text:style-name="T11">Il/la sottoscritto/a dichiara, infine, di essere informato/a, ai sensi del Regolamento EU 2016/679 in materia di protezione di dati personali) e successive modificazioni, che i dati personali raccolti saranno trattati, anche con strumenti informatici, esclusivamente nell’ambito del procedimento per il quale la presente dichiarazione viene resa. Il presente documento verrà conservato dall’Amministrazione fino al termine degli obblighi di possesso delle certificazioni verdi covid-19 lo svolgimento delle attività previste dal D.L. n.52 del 2021.</text:span></text:p>
      <text:p text:style-name="P1"/>
      <text:p text:style-name="P8"><text:span text:style-name="T12">D</text:span><text:span text:style-name="T11">ata </text:span><text:span text:style-name="T5"><text:s/><text:tab/><text:tab/><text:tab/><text:tab/><text:tab/><text:tab/><text:tab/><text:tab/><text:tab/><text:tab/><text:tab/><text:tab/></text:span><text:span text:style-name="T11">Firm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tillium Web" svg:font-family="'Titillium Web', sans-serif"/>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2:42:46.246955911</meta:creation-date>
    <dc:date>2021-11-08T12:48:30.421842362</dc:date>
    <meta:editing-duration>PT5M44S</meta:editing-duration>
    <meta:editing-cycles>1</meta:editing-cycles>
    <meta:generator>LibreOffice/6.4.7.2$Linux_X86_64 LibreOffice_project/40$Build-2</meta:generator>
    <meta:document-statistic meta:table-count="0" meta:image-count="0" meta:object-count="0" meta:page-count="1" meta:paragraph-count="18" meta:word-count="335" meta:character-count="2649" meta:non-whitespace-character-count="2323"/>
  </office:meta>
</office:document-meta>
</file>